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end" fo:margin-right="0cm"/>
      <style:text-properties style:font-name="Times" style:font-name-asian="Times" style:font-name-complex="Times" fo:font-size="14pt" style:font-size-asian="14pt" style:font-size-complex="14pt" style:font-family-generic="roman"/>
    </style:style>
    <style:style style:name="ce7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FFFA6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s_norm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Tableau comparatif de performance : CAS NORMAL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1">(1)</text:span></text:p>
          </table:table-cell>
          <table:table-cell office:value-type="string" table:style-name="ce3">
            <text:p>Nombre de comparaisons<text:span text:style-name="T1">(1)</text:span></text:p>
          </table:table-cell>
          <table:table-cell office:value-type="string" table:style-name="ce3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5">
            <text:p>tri_bulle</text:p>
          </table:table-cell>
          <table:table-cell table:number-columns-repeated="3"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peigne</text:p>
          </table:table-cell>
          <table:table-cell table:number-columns-repeated="3"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rapide</text:p>
          </table:table-cell>
          <table:table-cell table:number-columns-repeated="3"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shaker</text:p>
          </table:table-cell>
          <table:table-cell table:number-columns-repeated="3" table:style-name="ce6"/>
          <table:table-cell table:style-name="ce7"/>
          <table:table-cell table:number-columns-repeated="16379"/>
        </table:table-row>
        <table:table-row table:style-name="ro3">
          <table:table-cell office:value-type="string" table:style-name="ce8">
            <text:p><text:span text:style-name="T2">(1)</text:span></text:p>
          </table:table-cell>
          <table:table-cell office:value-type="string" table:style-name="ce9">
            <text:p>moyenne réalisée sur</text:p>
          </table:table-cell>
          <table:table-cell table:style-name="ce10"/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Cas_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5">
          <table:table-cell office:value-type="string" table:number-columns-spanned="4" table:number-rows-spanned="1" table:style-name="ce11">
            <text:p>Tableau comparatif de performance : CAS 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1">(1)</text:span></text:p>
          </table:table-cell>
          <table:table-cell office:value-type="string" table:style-name="ce3">
            <text:p>Nombre de comparaisons<text:span text:style-name="T1">(1)</text:span></text:p>
          </table:table-cell>
          <table:table-cell office:value-type="string" table:style-name="ce3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5">
            <text:p>tri_bulle</text:p>
          </table:table-cell>
          <table:table-cell office:value-type="float" office:value="445.69" table:style-name="ce6">
            <text:p>445,69</text:p>
          </table:table-cell>
          <table:table-cell office:value-type="float" office:value="61485413557" table:style-name="ce6">
            <text:p>61485413557</text:p>
          </table:table-cell>
          <table:table-cell office:value-type="float" office:value="0" table:style-name="ce6">
            <text:p>0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peigne</text:p>
          </table:table-cell>
          <table:table-cell office:value-type="float" office:value="144.6" table:style-name="ce6">
            <text:p>144,6</text:p>
          </table:table-cell>
          <table:table-cell office:value-type="float" office:value="16750151649" table:style-name="ce6">
            <text:p>16750151649</text:p>
          </table:table-cell>
          <table:table-cell office:value-type="float" office:value="256217.5" table:style-name="ce6">
            <text:p>256217,5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rapide</text:p>
          </table:table-cell>
          <table:table-cell office:value-type="float" office:value="98" table:style-name="ce1">
            <text:p>98</text:p>
          </table:table-cell>
          <table:table-cell office:value-type="float" office:value="10250238249.75" table:style-name="ce6">
            <text:p>10250238250</text:p>
          </table:table-cell>
          <table:table-cell office:value-type="float" office:value="299957.25" table:style-name="ce6">
            <text:p>299957,25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shaker</text:p>
          </table:table-cell>
          <table:table-cell office:value-type="float" office:value="54" table:style-name="ce6">
            <text:p>54</text:p>
          </table:table-cell>
          <table:table-cell office:value-type="float" office:value="970092.75" table:style-name="ce1">
            <text:p>970092,75</text:p>
          </table:table-cell>
          <table:table-cell office:value-type="float" office:value="0" table:style-name="ce6">
            <text:p>0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8">
            <text:p><text:span text:style-name="T2">(1)</text:span></text:p>
          </table:table-cell>
          <table:table-cell office:value-type="string" table:style-name="ce9">
            <text:p>moyenne réalisée sur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number-rows-repeated="4" table:style-name="ro4">
          <table:table-cell table:number-columns-repeated="4" table:style-name="ce1"/>
          <table:table-cell table:style-name="ce13"/>
          <table:table-cell table:number-columns-repeated="16379"/>
        </table:table-row>
        <table:table-row table:number-rows-repeated="1048563" table:style-name="ro4">
          <table:table-cell table:number-columns-repeated="16384"/>
        </table:table-row>
      </table:table>
      <table:table table:name="Cas_défavorabl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Tableau comparatif de performance : CAS DEFAVORABL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Algo</text:p>
          </table:table-cell>
          <table:table-cell office:value-type="string" table:style-name="ce3">
            <text:p>Temps d’exécution<text:span text:style-name="T1">(1)</text:span></text:p>
          </table:table-cell>
          <table:table-cell office:value-type="string" table:style-name="ce3">
            <text:p>Nombre de comparaisons<text:span text:style-name="T1">(1)</text:span></text:p>
          </table:table-cell>
          <table:table-cell office:value-type="string" table:style-name="ce3">
            <text:p>Nombre de permutations<text:span text:style-name="T1">(1)</text:span></text:p>
          </table:table-cell>
          <table:table-cell table:style-name="ce4"/>
          <table:table-cell table:number-columns-repeated="16379"/>
        </table:table-row>
        <table:table-row table:style-name="ro2">
          <table:table-cell office:value-type="string" table:style-name="ce5">
            <text:p>tri_bulle</text:p>
          </table:table-cell>
          <table:table-cell office:value-type="float" office:value="732.5" table:style-name="ce6">
            <text:p>732,5</text:p>
          </table:table-cell>
          <table:table-cell office:value-type="float" office:value="11437498224" table:style-name="ce12">
            <text:p>11437498224</text:p>
          </table:table-cell>
          <table:table-cell office:value-type="float" office:value="58703258782.599998" table:style-name="ce6">
            <text:p>58703258783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peigne</text:p>
          </table:table-cell>
          <table:table-cell office:value-type="float" office:value="244.3" table:style-name="ce6">
            <text:p>244,3</text:p>
          </table:table-cell>
          <table:table-cell office:value-type="float" office:value="23309974878.5" table:style-name="ce6">
            <text:p>23309974879</text:p>
          </table:table-cell>
          <table:table-cell office:value-type="float" office:value="2282980004.5" table:style-name="ce6">
            <text:p>2282980005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rapide</text:p>
          </table:table-cell>
          <table:table-cell office:value-type="float" office:value="129.69999999999999" table:style-name="ce6">
            <text:p>129,7</text:p>
          </table:table-cell>
          <table:table-cell office:value-type="float" office:value="7621204323.75" table:style-name="ce6">
            <text:p>7621204324</text:p>
          </table:table-cell>
          <table:table-cell office:value-type="float" office:value="1844761106" table:style-name="ce6">
            <text:p>1844761106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5">
            <text:p>tri_shaker</text:p>
          </table:table-cell>
          <table:table-cell office:value-type="float" office:value="493.6" table:style-name="ce6">
            <text:p>493,6</text:p>
          </table:table-cell>
          <table:table-cell office:value-type="float" office:value="14122892475.416666" table:formula="of:=AVERAGE([.C2:.C5])" table:style-name="ce1">
            <text:p>14122892475</text:p>
          </table:table-cell>
          <table:table-cell office:value-type="float" office:value="20943666631.033333" table:formula="of:=AVERAGE([.D2:.D5])" table:style-name="ce1">
            <text:p>20943666631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8">
            <text:p><text:span text:style-name="T2">(1)</text:span></text:p>
          </table:table-cell>
          <table:table-cell office:value-type="string" table:style-name="ce9">
            <text:p>moyenne réalisée sur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<text:s/>exécutions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number-rows-repeated="4" table:style-name="ro4">
          <table:table-cell table:number-columns-repeated="4" table:style-name="ce1"/>
          <table:table-cell table:style-name="ce13"/>
          <table:table-cell table:number-columns-repeated="16379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Times" svg:font-family="Times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louan robert</dc:creator>
    <meta:creation-date>2017-10-20T23:41:04Z</meta:creation-date>
    <dc:date>2022-01-07T20:01:53Z</dc:date>
    <meta:editing-cycles>2</meta:editing-cycles>
    <meta:editing-duration>PT856S</meta:editing-duration>
  </office:meta>
</office:document-meta>
</file>